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2.save( Node n , OutputStream os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ypeStoreUser.build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getCursor( Node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TypeStoreUser.invalidate_ni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dump(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create_element_user( QName eltName , QName xsi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parse( InputStream is , Saaj saa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newStore( Saaj saa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2.dump( PrintStream o ,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StoreUser.build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parse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TypeStoreUser.uses_invalidate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getNode( XMLStreamRead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2.saveImpl( Dom d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ublic2.getDomImplementation( Saaj saa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2.parse( String s , Saaj saa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TypeStoreUser.get_default_element_text( QName e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save( Node n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parse( String s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new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2.dump( PrintStream o , XmlCurs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StoreUser.get_attributeflags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_newStore( Locale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saveImpl( Cursor curso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ypeStoreUser.is_child_element_order_sens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get_attribute_type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get_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newLocale( Saaj saa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TypeStoreUser.get_default_attribute_text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invalidate_element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compilePath( String pat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StoreUser.invalidate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disconnect_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attach_store( Type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get_element_type( QName eltName , QName xsi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parse( InputStream is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getStream( Node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dump( Xml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get_attribute_field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setSync( Document doc , boolean 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ublic2.dump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StoreUser.get_element_ending_delimiters( QName e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create_attribute_user( QName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new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2.dump( XmlCurs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dump( PrintStream o , Xml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ublic2.dump( PrintStream o , Dom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StoreUser.get_schema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save( XmlCursor xc , Xml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TypeStoreUser.TestTypeStoreUs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save( Node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ypeStoreUser.new_vis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TypeStoreUser.get_elementflags( QName el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ublic2.save( XmlCurso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2.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estTypeStoreUser.validate_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